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c00" officeooo:paragraph-rsid="00180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:</text:p>
      <text:p text:style-name="P1"><text:a xlink:type="simple" xlink:href="https://databricks-prod-cloudfront.cloud.databricks.com/public/4027ec902e239c93eaaa8714f173bcfc/999420032446089/73695444231396/777876897425596/latest.html" text:style-name="Internet_20_link" text:visited-style-name="Visited_20_Internet_20_Link">https://databricks-prod-cloudfront.cloud.databricks.com/public/4027ec902e239c93eaaa8714f173bcfc/999420032446089/73695444231396/777876897425596/latest.html</text:a></text:p>
      <text:p text:style-name="P1"/>
      <text:p text:style-name="P1">Médium:</text:p>
      <text:p text:style-name="P1"><text:a xlink:type="simple" xlink:href="https://medium.com/@lauritachaminade7/análisis-de-felicidad-mundial-principales-conclusiones-y-insights-3f4761dfdf6b" text:style-name="Internet_20_link" text:visited-style-name="Visited_20_Internet_20_Link">https://medium.com/@lauritachaminade7/an%C3%A1lisis-de-felicidad-mundial-principales-conclusiones-y-insights-3f4761dfdf6b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20:25:13.439000000</meta:creation-date>
    <dc:date>2024-03-10T20:26:57.913000000</dc:date>
    <meta:editing-duration>PT1M45S</meta:editing-duration>
    <meta:editing-cycles>1</meta:editing-cycles>
    <meta:document-statistic meta:table-count="0" meta:image-count="0" meta:object-count="0" meta:page-count="1" meta:paragraph-count="4" meta:word-count="4" meta:character-count="291" meta:non-whitespace-character-count="291"/>
    <meta:generator>LibreOffice/7.6.2.1$Windows_X86_64 LibreOffice_project/56f7684011345957bbf33a7ee678afaf4d2ba333</meta:generator>
  </office:meta>
</office:document-meta>
</file>